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top="0cm" fo:margin-bottom="0.499cm" style:contextual-spacing="false"/>
      <style:text-properties fo:language="es" fo:country="CR" officeooo:rsid="002929f7" officeooo:paragraph-rsid="002929f7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3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4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6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7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8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19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20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21" style:family="paragraph" style:parent-style-name="Table_20_Contents">
      <style:paragraph-properties fo:margin-top="0cm" fo:margin-bottom="0.499cm" style:contextual-spacing="false"/>
      <style:text-properties fo:language="es" fo:country="CR" officeooo:rsid="002a019a" officeooo:paragraph-rsid="002a019a"/>
    </style:style>
    <style:style style:name="T1" style:family="text">
      <style:text-properties officeooo:rsid="001e0ef8"/>
    </style:style>
    <style:style style:name="T2" style:family="text">
      <style:text-properties officeooo:rsid="00227610"/>
    </style:style>
    <style:style style:name="T3" style:family="text">
      <style:text-properties officeooo:rsid="00265cce"/>
    </style:style>
    <style:style style:name="T4" style:family="text">
      <style:text-properties officeooo:rsid="0027d4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1">1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Crear instructor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3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3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poder realizar el ingreso de instructores a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3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2592806863305144098" text:style-name="L1">
              <text:list-item>
                <text:p text:style-name="P17">FN1: El usuario ingresa a las opciones de “Instructor”</text:p>
              </text:list-item>
              <text:list-item>
                <text:p text:style-name="P17">FN2: El sistema le va a mostrar una pantalla con la información de todos los intructores que ya se encuentran registrados en la base, y a la vez en la parte final le va a mostrar los siguientes campos: DNI, Name, First Surname, Second Surname, Age, Gender, Email y Address.</text:p>
              </text:list-item>
              <text:list-item>
                <text:p text:style-name="P17">FN3: El administrador ingresa los respectivos valores en los campos.</text:p>
              </text:list-item>
              <text:list-item>
                <text:p text:style-name="P17">FN4: Presiona clic sobre el botón “Insert”</text:p>
              </text:list-item>
              <text:list-item>
                <text:p text:style-name="P17">FN5: El sistema ingresará el nuevo instructor al sistema, y se le desplegará un mensaje indicando que dicha acción fue exitos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8">No ingresó un dato:</text:p>
            <text:list xml:id="list7973263516667005789" text:style-name="L2">
              <text:list-item>
                <text:p text:style-name="P18">Si en el FN4 el sistema detecta que no se ingresó un valor, se le desplega un mensaje indicando que se genero un error.</text:p>
              </text:list-item>
            </text:list>
            <text:p text:style-name="P8"><text:soft-page-break/>Ingresó un dato no válido en un campo númerico/email:</text:p>
            <text:list xml:id="list111306123804502" text:continue-numbering="true" text:style-name="L2">
              <text:list-item>
                <text:p text:style-name="P18"><text:bookmark-start text:name="__DdeLink__153_1200341629"/>Si en el FN4 el sistema detecta que un valor no es valido, se le desplega un mensaje indicando que se genero un error.<text:bookmark-end text:name="__DdeLink__153_1200341629"/></text:p>
              </text:list-item>
            </text:list>
            <text:p text:style-name="P9">Ocurrió un error al comunicarse con la base:</text:p>
            <text:list xml:id="list111305182523935" text:continue-numbering="true" text:style-name="L2">
              <text:list-item>
                <text:p text:style-name="P19"><text:span text:style-name="T3">Al realizar el</text:span> FN4 <text:span text:style-name="T3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4"/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2">o</text:span>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8532728369610500299" text:style-name="L3">
              <text:list-item>
                <text:p text:style-name="P20">J<text:span text:style-name="T4">Q</text:span>uery</text:p>
              </text:list-item>
              <text:list-item>
                <text:p text:style-name="P20">AJAX</text:p>
              </text:list-item>
              <text:list-item>
                <text:p text:style-name="P20">PHP</text:p>
              </text:list-item>
              <text:list-item>
                <text:p text:style-name="P20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3:03.621013594</dc:date>
    <meta:editing-duration>PT2H9M24S</meta:editing-duration>
    <meta:editing-cycles>15</meta:editing-cycles>
    <meta:generator>LibreOffice/4.2.8.2$Linux_x86 LibreOffice_project/420m0$Build-2</meta:generator>
    <meta:document-statistic meta:table-count="1" meta:image-count="0" meta:object-count="0" meta:page-count="2" meta:paragraph-count="46" meta:word-count="288" meta:character-count="1672" meta:non-whitespace-character-count="1438"/>
  </office:meta>
</office:document-meta>
</file>